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36 days ago BRK" svg:font-family="'36 days ago BRK'" style:font-pitch="variable"/>
    <style:font-face style:name="Libris ADF Std" svg:font-family="'Libris ADF Std'" style:font-pitch="variable"/>
    <style:font-face style:name="Liberation Serif" svg:font-family="'Liberation Serif'" style:font-family-generic="roman" style:font-pitch="variable"/>
    <style:font-face style:name="36 days ago Thick BRK" svg:font-family="'36 days ago Thick BRK'"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423cm" fo:margin-bottom="0cm"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423cm" fo:margin-bottom="0cm"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423cm" fo:margin-bottom="0cm" fo:line-height="120%" fo:text-align="center" style:justify-single-word="false" style:writing-mode="lr-tb"/>
      <style:text-properties fo:font-variant="normal" fo:text-transform="none" fo:color="#000000" style:text-line-through-style="none" style:text-line-through-type="none" style:font-name="36 days ago Thick BRK" fo:font-size="66pt" fo:font-style="normal" style:text-underline-style="none" fo:font-weight="normal" style:text-blinking="false" fo:background-color="transparent" style:font-size-asian="66pt" style:font-size-complex="66pt"/>
    </style:style>
    <style:style style:name="P4" style:family="paragraph" style:parent-style-name="Standard">
      <style:paragraph-properties fo:text-align="center" style:justify-single-word="false"/>
      <style:text-properties style:font-name="36 days ago BRK" fo:font-size="22pt" style:font-size-asian="19.25pt" style:font-size-complex="22pt"/>
    </style:style>
    <style:style style:name="P5" style:family="paragraph" style:parent-style-name="Standard">
      <style:paragraph-properties fo:text-align="center" style:justify-single-word="false"/>
      <style:text-properties fo:font-variant="normal" fo:text-transform="none" fo:color="#000000" style:text-line-through-style="none" style:text-line-through-type="none" style:font-name="Libris ADF Std" fo:font-size="66pt" fo:font-style="normal" style:text-underline-style="none" fo:font-weight="normal" style:text-blinking="false" fo:background-color="transparent" style:font-size-asian="66pt" style:font-size-complex="66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36 days ago Thick BRK" fo:font-size="66pt" fo:font-style="normal" style:text-underline-style="none" fo:font-weight="normal" style:text-blinking="false" fo:background-color="transparent" style:font-size-asian="66pt" style:font-size-complex="66pt"/>
    </style:style>
    <style:style style:name="P7" style:family="paragraph" style:parent-style-name="Standard">
      <style:paragraph-properties fo:text-align="center" style:justify-single-word="false"/>
      <style:text-properties style:font-name="Arial1" fo:font-size="11pt" style:font-size-asian="11pt" style:font-size-complex="11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36 days ago Thick BRK" fo:font-size="66pt" fo:font-style="normal" style:text-underline-style="none" fo:font-weight="normal" style:text-blinking="false" fo:background-color="transparent" style:font-size-asian="66pt" style:font-size-complex="66pt"/>
    </style:style>
    <style:style style:name="P9" style:family="paragraph" style:parent-style-name="Standard">
      <style:paragraph-properties fo:text-align="start" style:justify-single-word="false"/>
      <style:text-properties style:font-name="Arial1" fo:font-size="11pt" style:font-size-asian="11pt" style:font-size-complex="11pt"/>
    </style:style>
    <style:style style:name="P10" style:family="paragraph" style:parent-style-name="Standard">
      <style:paragraph-properties fo:text-align="start" style:justify-single-word="false"/>
      <style:text-properties style:font-name="Arial1" fo:font-size="12pt" style:font-size-asian="12pt" style:font-size-complex="12pt"/>
    </style:style>
    <style:style style:name="P11" style:family="paragraph" style:parent-style-name="Standard">
      <style:paragraph-properties fo:text-align="center" style:justify-single-word="false"/>
      <style:text-properties style:font-name="Libris ADF Std" fo:font-size="66pt" style:font-size-asian="66pt" style:font-size-complex="66pt"/>
    </style:style>
    <style:style style:name="P12" style:family="paragraph" style:parent-style-name="Standard">
      <style:paragraph-properties fo:text-align="center" style:justify-single-word="false"/>
      <style:text-properties style:font-name="36 days ago BRK" fo:font-size="22pt" style:font-size-asian="19.25pt" style:font-size-complex="22pt"/>
    </style:style>
    <style:style style:name="P13" style:family="paragraph" style:parent-style-name="Text_20_body">
      <style:paragraph-properties fo:margin-top="0.423cm" fo:margin-bottom="0cm"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423cm" fo:margin-bottom="0cm"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423cm" fo:margin-bottom="0cm"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423cm" fo:margin-bottom="0cm"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top="0.423cm" fo:margin-bottom="0cm" fo:line-height="120%" fo:text-align="center" style:justify-single-word="false" style:writing-mode="lr-tb"/>
      <style:text-properties fo:font-variant="normal" fo:text-transform="none" fo:color="#000000" style:text-line-through-style="none" style:text-line-through-type="none" style:font-name="36 days ago Thick BRK" fo:font-size="66pt" fo:font-style="normal" style:text-underline-style="none" fo:font-weight="normal" style:text-blinking="false" fo:background-color="transparent" style:font-size-asian="66pt" style:font-size-complex="66pt"/>
    </style:style>
    <style:style style:name="T1" style:family="text">
      <style:text-properties fo:font-weight="bold" style:font-weight-asian="bold" style:font-weight-complex="bold"/>
    </style:style>
    <style:style style:name="T2" style:family="text">
      <style:text-properties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
      <text:p text:style-name="P3"/>
      <text:p text:style-name="P3">TIPOS DE LENGUAJE</text:p>
      <text:p text:style-name="P2"/>
      <text:p text:style-name="P2"/>
      <text:p text:style-name="P2"/>
      <text:p text:style-name="P1"/>
      <text:p text:style-name="P1"/>
      <text:p text:style-name="P1"/>
      <text:p text:style-name="P1"/>
      <text:p text:style-name="P1"/>
      <text:p text:style-name="P1"/>
      <text:p text:style-name="P1"/>
      <text:p text:style-name="P1"><text:soft-page-break/></text:p>
      <text:p text:style-name="P16"><text:span text:style-name="T2">Resumen de los siguientes lenguajes de programación:</text:span></text:p>
      <text:p text:style-name="P15"><text:span text:style-name="T1">Java</text:span>: El java es un lenguaje de programación creado por Sun Microsystems el cual tiene una serie de características las cuales lo diferencian de los demás lenguajes de programación y le hace ser el más famoso y usado en todo el mundo. Estas características son:</text:p>
      <text:p text:style-name="P15">- Es SIMPLE : Es un lenguaje fácil de entender sin características muy complejas</text:p>
      <text:p text:style-name="P15">- Es ORIENTADO A OBJETOS : Soporta las tres características propias del paradigma de la orientación a objetos: encapsulación, herencia y polimorfismo.</text:p>
      <text:p text:style-name="P15">- Es DISTRIBUIDO : proporciona las librerías y <text:tab/>herramientas para que los programas puedan ser distribuidos, es <text:tab/>decir, que se corran en varias máquinas, interactuando.</text:p>
      <text:p text:style-name="P15">- Es ROBUSTO : Java realiza verificaciones en busca <text:tab/>de problemas tanto en tiempo de compilación como en tiempo de <text:tab/>ejecución. La comprobación de tipos en Java ayuda a detectar <text:tab/>errores, lo antes posible, en el ciclo de desarrollo.</text:p>
      <text:p text:style-name="P15"><text:s/>- Es de ARQUITECTURA NEUTRAL : Para establecer Java como parte integral de la red, el compilador Java compila su código a un fichero objeto de formato independiente de la arquitectura de la máquina en que se ejecutará.<text:tab/></text:p>
      <text:p text:style-name="P15"><text:s/>- Es SEGURO : La seguridad en Java se basa en el lenguaje con características como los punteros o el casting implícito que hacen los compiladores de C y C++ se eliminan para prevenir el acceso ilegal a la memoria. Cuando se usa Java para crear un navegador, se combinan las características del lenguaje con protecciones de sentido común aplicadas al propio navegador.</text:p>
      <text:p text:style-name="P15">- Es PORTABLE : Java implementa otros estándares de portabilidad para facilitar el desarrollo. Los enteros son siempre enteros y además, enteros de 32 bits en complemento a 2.</text:p>
      <text:p text:style-name="P15">- Es INTERPRETADO : El intérprete Java puede ejecutar directamente el código objeto. Enlazar un programa, normalmente, consume menos recursos que compilarlo, por lo que los desarrolladores con Java pasarán más tiempo desarrollando y menos esperando por el ordenador.</text:p>
      <text:p text:style-name="P15">- Es MULTITHREADED: Al ser multithreaded, Java permite muchas actividades simultáneas en un programa.</text:p>
      <text:p text:style-name="P15">- Es DINÁMICO: Java se beneficia todo lo posible de la tecnología orientada a objetos. Java no intenta conectar todos los módulos que comprenden una aplicación hasta el tiempo de ejecución.</text:p>
      <text:p text:style-name="P13"><text:soft-page-break/></text:p>
      <text:p text:style-name="P15"><text:span text:style-name="T1">Python</text:span>: Python es un lenguaje de programación interpretado cuya filosofía hace hincapié en una sintaxis que favorezca un código legible, se trata de un lenguaje de programación multiparadigma, ya que soporta orientación a objetos, programación imperativa y, en menor medida, programación funcional. Es un lenguaje interpretado, dinámico y multiplataforma.</text:p>
      <text:p text:style-name="P15">Sus características principales son:</text:p>
      <text:p text:style-name="P15">Está orientado a objetos, es de tipo dinámico, es multiplataforma y es un lenguaje con propósito general.</text:p>
      <text:p text:style-name="P15"><text:span text:style-name="T1">C/C++: C++</text:span>: Es un lenguaje de programación cuya intención de <text:s/>creación fue extender al lenguaje de programación C mecanismos que permiten la manipulación de objetos. Posteriormente se añadieron facilidades de programación genérica, que se sumaron a los paradigmas de programación estructurada y programación orientada a objetos. Por esto se suele decir que el C++ es un lenguaje de programación multiparadigma.</text:p>
      <text:p text:style-name="P15">Las características principales son: es de uso general, es rápido, es portable y es muy utilizado.</text:p>
      <text:p text:style-name="P15"/>
      <text:p text:style-name="P15"><text:span text:style-name="T1">JavaScript</text:span>: Es un lenguaje de programación interpretado, dialecto del estándar ECMAScript. Se define como orientado a objetos,3​ basado en prototipos, imperativo, débilmente tipado y dinámico.</text:p>
      <text:p text:style-name="P15">Es simple, no hace falta tener conocimientos avanzados de programación para poder hacer un programa en JavaScript.</text:p>
      <text:p text:style-name="P15">Maneja objetos dentro de nuestra página Web y sobre ese objeto podemos definir diferentes eventos. Dichos objetos facilitan la programacion de paginas interactivas, a la vez que se evita la posibilidad de ejecutar comandos que puedan ser peligrosos para la maquina del usuario, tales como formateo de unidades, modificar archivos etc.</text:p>
      <text:p text:style-name="P15">Es dinámico, responde a eventos en tiempo real. Eventos como presionar un botón, pasar el puntero del mouse sobre un determinado texto o el simple hecho de cargar la página o caducar un tiempo.</text:p>
      <text:p text:style-name="P15"/>
      <text:p text:style-name="P15"/>
      <text:p text:style-name="P15"/>
      <text:p text:style-name="P15"/>
      <text:p text:style-name="P15"><text:soft-page-break/></text:p>
      <text:p text:style-name="P15"><text:span text:style-name="T1"/></text:p>
      <text:p text:style-name="P15"><text:span text:style-name="T1">PHP</text:span>: Es un lenguaje de programación de propósito general de código del lado del servidor originalmente diseñado para el preprocesado de texto plano en UTF-8. Posteriormente se aplicó al desarrollo web de contenido dinámico, dando un paso evolutivo en el concepto de aplicación en línea, por su carácter de servicio.</text:p>
      <text:p text:style-name="P15">Sus características principales son: Tiene una gran extensión de documentación, tiene una variedad amplia de herramientas y la estructura se puede separar.</text:p>
      <text:p text:style-name="Text_20_body"><text:line-break/></text:p>
      <text:p text:style-name="Text_20_body"/>
      <text:p text:style-name="Text_20_body"/>
      <text:p text:style-name="Standard"/>
      <text:p text:style-name="P5"/>
      <text:p text:style-name="P6"/>
      <text:p text:style-name="P6"/>
      <text:p text:style-name="P6"/>
      <text:p text:style-name="P6"/>
      <text:p text:style-name="P6"/>
      <text:p text:style-name="P6"><text:soft-page-break/></text:p>
      <text:p text:style-name="P6"/>
      <text:p text:style-name="P6"/>
      <text:p text:style-name="P6"/>
      <text:p text:style-name="P6">METODOLOGIA AGILE Y SCRUM</text:p>
      <text:p text:style-name="P5"/>
      <text:p text:style-name="P11"/>
      <text:p text:style-name="P4"/>
      <text:p text:style-name="P4"/>
      <text:p text:style-name="P4"/>
      <text:p text:style-name="P4"/>
      <text:p text:style-name="P7"/>
      <text:p text:style-name="P9"/>
      <text:p text:style-name="P9"/>
      <text:p text:style-name="P9"/>
      <text:p text:style-name="P9"/>
      <text:p text:style-name="P9"><text:soft-page-break/></text:p>
      <text:p text:style-name="P9"/>
      <text:p text:style-name="P10">Investiga y realiza una breve introducción de la metodología Agile y Scrum, deberás explicar sus principales conceptos y su ciclo de vida.</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Arial" svg:font-family="Arial"/>
    <style:font-face style:name="FreeSans1" svg:font-family="FreeSans" style:font-family-generic="swiss"/>
    <style:font-face style:name="36 days ago BRK" svg:font-family="'36 days ago BRK'" style:font-pitch="variable"/>
    <style:font-face style:name="Libris ADF Std" svg:font-family="'Libris ADF Std'" style:font-pitch="variable"/>
    <style:font-face style:name="Liberation Serif" svg:font-family="'Liberation Serif'" style:font-family-generic="roman" style:font-pitch="variable"/>
    <style:font-face style:name="36 days ago Thick BRK" svg:font-family="'36 days ago Thick BRK'"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6:04:15.518999502</meta:creation-date>
    <dc:date>2019-10-08T17:01:48.461762500</dc:date>
    <meta:editing-duration>PT24M</meta:editing-duration>
    <meta:editing-cycles>4</meta:editing-cycles>
    <meta:generator>LibreOffice/6.0.7.3$Linux_X86_64 LibreOffice_project/00m0$Build-3</meta:generator>
    <meta:document-statistic meta:table-count="0" meta:image-count="0" meta:object-count="0" meta:page-count="6" meta:paragraph-count="27" meta:word-count="732" meta:character-count="4749" meta:non-whitespace-character-count="3968"/>
  </office:meta>
</office:document-meta>
</file>